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5000b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ff950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579d1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84d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421cm" fo:min-width="0.171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paragraph-properties fo:text-align="center"/>
      <style:text-properties fo:color="#579d1c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color="#579d1c"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79d1c" fo:font-size="14pt" style:font-size-asian="14pt" style:font-size-complex="14pt"/>
    </style:style>
    <style:style style:name="T4" style:family="text">
      <style:text-properties fo:color="#579d1c" fo:font-size="11pt" style:font-size-asian="11pt" style:font-size-complex="11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cm" svg:y1="10.302cm" svg:x2="22.13cm" svg:y2="10.302cm">
          <text:p/>
        </draw:line>
        <draw:line draw:style-name="gr2" draw:text-style-name="P1" draw:layer="layout" svg:x1="1.2cm" svg:y1="12.302cm" svg:x2="22.13cm" svg:y2="12.302cm">
          <text:p/>
        </draw:line>
        <draw:line draw:style-name="gr3" draw:text-style-name="P1" draw:layer="layout" svg:x1="1.2cm" svg:y1="14.302cm" svg:x2="22.13cm" svg:y2="14.302cm">
          <text:p/>
        </draw:line>
        <draw:line draw:style-name="gr4" draw:text-style-name="P1" draw:layer="layout" svg:x1="2.408cm" svg:y1="14.34cm" svg:x2="4.318cm" svg:y2="10.314cm">
          <text:p/>
        </draw:line>
        <draw:line draw:style-name="gr4" draw:text-style-name="P1" draw:layer="layout" svg:x1="4.284cm" svg:y1="10.314cm" svg:x2="6.39cm" svg:y2="12.361cm">
          <text:p/>
        </draw:line>
        <draw:line draw:style-name="gr4" draw:text-style-name="P1" draw:layer="layout" svg:x1="6.303cm" svg:y1="12.386cm" svg:x2="8.319cm" svg:y2="10.314cm">
          <text:p/>
        </draw:line>
        <draw:line draw:style-name="gr4" draw:text-style-name="P1" draw:layer="layout" svg:x1="16.312cm" svg:y1="12.244cm" svg:x2="18.334cm" svg:y2="14.345cm">
          <text:p/>
        </draw:line>
        <draw:frame draw:style-name="gr5" draw:text-style-name="P2" draw:layer="layout" svg:width="3.762cm" svg:height="2.384cm" svg:x="22.626cm" svg:y="13.855cm">
          <draw:text-box>
            <text:p>Public View</text:p>
            <text:p><text:span text:style-name="T1">Published</text:span></text:p>
            <text:p><text:span text:style-name="T1">Deleted</text:span></text:p>
            <text:p><text:span text:style-name="T1">Embargoed</text:span></text:p>
          </draw:text-box>
        </draw:frame>
        <draw:frame draw:style-name="gr5" draw:text-style-name="P2" draw:layer="layout" svg:width="4.202cm" svg:height="1.436cm" svg:x="22.626cm" svg:y="11.855cm">
          <draw:text-box>
            <text:p>Checked Out</text:p>
            <text:p><text:span text:style-name="T1">Locked to User</text:span></text:p>
          </draw:text-box>
        </draw:frame>
        <draw:frame draw:style-name="gr5" draw:text-style-name="P2" draw:layer="layout" svg:width="3.639cm" svg:height="1.436cm" svg:x="22.626cm" svg:y="9.855cm">
          <draw:text-box>
            <text:p>Locked</text:p>
            <text:p><text:span text:style-name="T1">Currently Editing</text:span></text:p>
          </draw:text-box>
        </draw:frame>
        <draw:custom-shape draw:style-name="gr6" draw:text-style-name="P3" draw:layer="layout" svg:width="0.949cm" svg:height="0.949cm" svg:x="1.84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459cm" svg:y1="17.488cm" svg:x2="21.941cm" svg:y2="17.488cm">
          <text:p text:style-name="P3"/>
          <text:p text:style-name="P3"><text:span text:style-name="T2">time</text:span></text:p>
        </draw:line>
        <draw:custom-shape draw:style-name="gr6" draw:text-style-name="P3" draw:layer="layout" svg:width="0.949cm" svg:height="0.949cm" svg:x="3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49cm" svg:height="0.949cm" svg:x="5.846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49cm" svg:height="0.949cm" svg:x="17.84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6.192cm" svg:height="0.806cm" draw:transform="rotate (1.5707963267949) translate (1.967cm 9.573cm)">
          <draw:text-box>
            <text:p text:style-name="P4">(find Constellation to Edit)</text:p>
          </draw:text-box>
        </draw:frame>
        <draw:frame draw:style-name="gr8" draw:text-style-name="P5" draw:layer="layout" svg:width="5.887cm" svg:height="0.962cm" draw:transform="rotate (1.5707963267949) translate (3.935cm 9.595cm)">
          <draw:text-box>
            <text:p text:style-name="P4">Edit</text:p>
          </draw:text-box>
        </draw:frame>
        <draw:frame draw:style-name="gr5" draw:text-style-name="P5" draw:layer="layout" svg:width="5.163cm" svg:height="0.806cm" draw:transform="rotate (1.5707963267949) translate (5.939cm 9.573cm)">
          <draw:text-box>
            <text:p text:style-name="P4">Save and Dashboard</text:p>
          </draw:text-box>
        </draw:frame>
        <draw:frame draw:style-name="gr5" draw:text-style-name="P7" draw:layer="layout" svg:width="2.153cm" svg:height="1.361cm" svg:x="1.121cm" svg:y="14.732cm">
          <draw:text-box>
            <text:p text:style-name="P6"><text:span text:style-name="T3">Public</text:span></text:p>
            <text:p text:style-name="P6"><text:span text:style-name="T3">Version</text:span></text:p>
          </draw:text-box>
        </draw:frame>
        <draw:frame draw:style-name="gr5" draw:text-style-name="P5" draw:layer="layout" svg:width="1.357cm" svg:height="0.806cm" draw:transform="rotate (1.5707963267949) translate (7.929cm 9.573cm)">
          <draw:text-box>
            <text:p text:style-name="P4">Edit</text:p>
          </draw:text-box>
        </draw:frame>
        <draw:frame draw:style-name="gr9" draw:text-style-name="P5" draw:layer="layout" svg:width="5.541cm" svg:height="0.978cm" draw:transform="rotate (1.5707963267949) translate (9.93cm 9.573cm)">
          <draw:text-box>
            <text:p text:style-name="P4">Save and Continue</text:p>
          </draw:text-box>
        </draw:frame>
        <draw:frame draw:style-name="gr5" draw:text-style-name="P5" draw:layer="layout" svg:width="5.163cm" svg:height="0.806cm" draw:transform="rotate (1.5707963267949) translate (15.929cm 9.573cm)">
          <draw:text-box>
            <text:p text:style-name="P4">Save and Dashboard</text:p>
          </draw:text-box>
        </draw:frame>
        <draw:frame draw:style-name="gr10" draw:text-style-name="P5" draw:layer="layout" svg:width="6.565cm" svg:height="1.916cm" draw:transform="rotate (1.5707963267949) translate (17.93cm 9.573cm)">
          <draw:text-box>
            <text:p text:style-name="P4">Publish (from Dashboard)</text:p>
          </draw:text-box>
        </draw:frame>
        <draw:frame draw:style-name="gr5" draw:text-style-name="P7" draw:layer="layout" svg:width="5.95cm" svg:height="1.238cm" svg:x="15.422cm" svg:y="14.733cm">
          <draw:text-box>
            <text:p text:style-name="P6"><text:span text:style-name="T3">New Public Version</text:span></text:p>
            <text:p text:style-name="P6"><text:span text:style-name="T4">(hides previous public versions)</text:span></text:p>
          </draw:text-box>
        </draw:frame>
        <draw:frame draw:style-name="gr5" draw:text-style-name="P8" draw:layer="layout" svg:width="20.661cm" svg:height="1.195cm" svg:x="0.922cm" svg:y="0.898cm">
          <draw:text-box>
            <text:p><text:span text:style-name="T5">S</text:span><text:span text:style-name="T5">N</text:span><text:span text:style-name="T5">A</text:span><text:span text:style-name="T5">C </text:span><text:span text:style-name="T5">C</text:span><text:span text:style-name="T5">o</text:span><text:span text:style-name="T5">ns</text:span><text:span text:style-name="T5">tel</text:span><text:span text:style-name="T5">lat</text:span><text:span text:style-name="T5">io</text:span><text:span text:style-name="T5">n </text:span><text:span text:style-name="T5">L</text:span><text:span text:style-name="T5">oc</text:span><text:span text:style-name="T5">ki</text:span><text:span text:style-name="T5">n</text:span><text:span text:style-name="T5">g </text:span><text:span text:style-name="T5">a</text:span><text:span text:style-name="T5">n</text:span><text:span text:style-name="T5">d </text:span><text:span text:style-name="T5">P</text:span><text:span text:style-name="T5">u</text:span><text:span text:style-name="T5">bli</text:span><text:span text:style-name="T5">sh</text:span><text:span text:style-name="T5">in</text:span><text:span text:style-name="T5">g </text:span><text:span text:style-name="T5">O</text:span><text:span text:style-name="T5">ve</text:span><text:span text:style-name="T5">rvi</text:span><text:span text:style-name="T5">e</text:span><text:span text:style-name="T5">w</text:span></text:p>
          </draw:text-box>
        </draw:frame>
        <draw:frame draw:style-name="gr9" draw:text-style-name="P5" draw:layer="layout" svg:width="5.541cm" svg:height="0.978cm" draw:transform="rotate (1.5707963267949) translate (11.929cm 9.574cm)">
          <draw:text-box>
            <text:p text:style-name="P4">Save and Continue</text:p>
          </draw:text-box>
        </draw:frame>
        <draw:frame draw:style-name="gr9" draw:text-style-name="P5" draw:layer="layout" svg:width="5.541cm" svg:height="0.978cm" draw:transform="rotate (1.5707963267949) translate (13.929cm 9.574cm)">
          <draw:text-box>
            <text:p text:style-name="P4">Save and Continue</text:p>
          </draw:text-box>
        </draw:frame>
        <draw:line draw:style-name="gr4" draw:text-style-name="P1" draw:layer="layout" svg:x1="8.685cm" svg:y1="10.314cm" svg:x2="14.377cm" svg:y2="10.314cm">
          <text:p/>
        </draw:line>
        <draw:line draw:style-name="gr4" draw:text-style-name="P1" draw:layer="layout" svg:x1="14.385cm" svg:y1="10.314cm" svg:x2="16.349cm" svg:y2="12.331cm">
          <text:p/>
        </draw:line>
        <draw:custom-shape draw:style-name="gr6" draw:text-style-name="P3" draw:layer="layout" svg:width="0.949cm" svg:height="0.949cm" svg:x="7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49cm" svg:height="0.949cm" svg:x="15.846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49cm" svg:height="0.949cm" svg:x="9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49cm" svg:height="0.949cm" svg:x="11.845cm" svg:y="9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49cm" svg:height="0.949cm" svg:x="13.845cm" svg:y="9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4:40:49.353318442</meta:creation-date>
    <dc:date>2016-06-13T15:26:53.276600970</dc:date>
    <meta:editing-duration>PT15M35S</meta:editing-duration>
    <meta:editing-cycles>5</meta:editing-cycles>
    <meta:generator>LibreOffice/5.1.3.2$Linux_X86_64 LibreOffice_project/10m0$Build-2</meta:generator>
    <meta:document-statistic meta:object-count="34"/>
  </office:meta>
</office:document-meta>
</file>